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text-properties style:font-name="Arial" fo:font-size="12pt" officeooo:paragraph-rsid="001e4744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The IceCube Neutrino Observatory is a massive detector spread throughout a cubic kilometer of ice in Antarctica [2]. Its goal is to detect neutrinos: neutrally charged</text:p>
      <text:p text:style-name="P1">subatomic particles formed in nuclear reactions, such as ones in stars, nuclear power</text:p>
      <text:p text:style-name="P1">plants, and supernovae [6]. By detecting neutrinos, IceCube allows researchers to learn</text:p>
      <text:p text:style-name="P1">more about our universe. For instance, an increase of neutrinos indicates the</text:p>
      <text:p text:style-name="P1">occurrence of a supernova before it becomes visible, allowing time for scientists to</text:p>
      <text:p text:style-name="P1">correctly position their telescopes [6]. A recent neutrino detection by IceCube, known as</text:p>
      <text:p text:style-name="P1">the 170922A event, was the first time the exact source of a neutrino was able to be</text:p>
      <text:p text:style-name="P1">confirmed [5]. Because of an automated alert system, scientists all around the world</text:p>
      <text:p text:style-name="P1">were alerted to the event within a minute of its occurrence, allowing one observatory to</text:p>
      <text:p text:style-name="P1">pinpoint the origin of the neutrino to a blazar, a stream of plasma originating from a</text:p>
      <text:p text:style-name="P1">supermassive black hole [5]. Data taken from IceCube was also used to further</text:p>
      <text:p text:style-name="P1">research in black matter and magnetic monopoles, with the IceCube Collaboration</text:p>
      <text:p text:style-name="P1">publishing a report on these topics just two years after construction of IceCube was</text:p>
      <text:p text:style-name="P1">completed [4].</text:p>
      <text:p text:style-name="P1"/>
      <text:p text:style-name="P1"><text:tab/>Beginning in 2004, the construction of the IceCube Neutrino Observatory was</text:p>
      <text:p text:style-name="P1">spread over seven years, with it finally being completed in January of 2011 [1].</text:p>
      <text:p text:style-name="P1">Construction took place over the southern hemisphere’s summers, ​ with teams melting</text:p>
      <text:p text:style-name="P1">shafts of ice in order to lower digital optical modules into them before the shafts refroze</text:p>
      <text:p text:style-name="P1">[1][5]. 86 shafts were drilled total, with IceCube containing 60 digital optical modules,</text:p>
      <text:p text:style-name="P1">each roughly the size of a basketball and protected from the ice’s pressure by</text:p>
      <text:p text:style-name="P1">borosilicate glass [1][5]. The modules detect an effect called Cherenkov radiation, which</text:p>
      <text:p text:style-name="P1">is produced when a particle travels faster than the local speed of light, or how fast light</text:p>
      <text:p text:style-name="P1">travels in the given material [5][7][8]. The local speed of light in ice is about 25% slower</text:p>
      <text:p text:style-name="P1">than its speed in a vacuum, slow enough that neutrinos are able to travel faster than</text:p>
      <text:p text:style-name="P1">light [5]. Cherenkov radiation produces a blue glow which can be measured to</text:p>
      <text:p text:style-name="P1">determine where the neutrino came from and how much energy it originally had [5][8].</text:p>
      <text:p text:style-name="P1">IceCube’s sensors are between 1,450 and 2,450 meters deep in order for the pressure</text:p>
      <text:p text:style-name="P1">to be great enough to squeeze out air bubbles that would otherwise scatter the</text:p>
      <text:p text:style-name="P1">Cherenkov radiation [3][5]. IceCube is able to use the light pattern emitted by the</text:p>
      <text:p text:style-name="P1">neutrino to determine what type of neutrino was detected, with the three known types of</text:p>
      <text:p text:style-name="P1">neutrinos - electron, muon, and tau - each producing unique light signatures [8].</text:p>
      <text:p text:style-name="P1"/>
      <text:p text:style-name="P1"><text:tab/>Despite its incredible contributions as is, there are plans to further expand</text:p>
      <text:p text:style-name="P1">IceCube’s capabilities. Upgrades are currently being developed for a future version of</text:p>
      <text:p text:style-name="P1">IceCube called IceCube-Gen2 [1][7]. ​ ​ These upgrades would increase IceCube’s</text:p>
      <text:p text:style-name="P1">sensitivity enough to get data on lower-energy neutrinos which it currently cannot</text:p>
      <text:p text:style-name="P1">1detect, helping researchers determine how neutrinos’ mass correlates to their type</text:p>
      <text:p text:style-name="P1">(neutrino mass ordering) [7]. Insights gained during the original IceCube construction</text:p>
      <text:p text:style-name="P1">will allow light detectors in future additions to be twice as far apart, drastically reducing</text:p>
      <text:p text:style-name="P1">costs of any upgrades [1]. According to the IceCube website, “[b]y roughly doubling the</text:p>
      <text:p text:style-name="P1">instrumentation already deployed, the telescope will achieve a tenfold increase in</text:p>
      <text:p text:style-name="P1">volume to about 10 cubic kilometers, aiming at an order of magnitude increase in</text:p>
      <text:p text:style-name="P1">neutrino detection rates,” [1]. In addition to enhancing its detection, ​ “ ​ sharper resolution</text:p>
      <text:p text:style-name="P1">achieved through the upgrade can be retroactively applied to data already acquired and</text:p>
      <text:p text:style-name="P1">stored during the first decade of IceCube’s operation,” meaning that upgrades would</text:p>
      <text:p text:style-name="P1">benefit both past and future data [1]. IceCube’s contributions have and will continue to</text:p>
      <text:p text:style-name="P2">increase scientists’ understanding of our universe.</text:p>
      <text:p text:style-name="P2"><text:soft-page-break/>[1] University of Wisconsin-Madison. ​ IceCube South Pole Neutrino Observatory.</text:p>
      <text:p text:style-name="P1">IceCube.wise.edu</text:p>
      <text:p text:style-name="P1">https://icecube.wisc.edu</text:p>
      <text:p text:style-name="P1"/>
      <text:p text:style-name="P1">[2] Nola Taylor Read. ​ IceCube: Unlocking the Secrets of Cosmic Rays. ​ Space.com.</text:p>
      <text:p text:style-name="P1">https://www.space.com/41170-icecube-neutrino-observatory.html</text:p>
      <text:p text:style-name="P1"/>
      <text:p text:style-name="P1">[3] A. Albert et al. ​ Search for High-Energy Neutrinos from Binary Neutron Star</text:p>
      <text:p text:style-name="P1">Merger GW170817 with Antares, IceCube, and The Pierre Auger Observatory.​ ​ The</text:p>
      <text:p text:style-name="P1">Astrophysical Journal Letters, Volume 850, (2), 2017.</text:p>
      <text:p text:style-name="P1">https://iopscience.iop.org/article/10.3847/2041-8213/aa9aed</text:p>
      <text:p text:style-name="P1"/>
      <text:p text:style-name="P1">[4] The IceCube Collaboration. ​ The IceCube Neutrino Observatory Part IV: Searches</text:p>
      <text:p text:style-name="P1">for Dark Matter and Exotic Particles. ​ 33rd International Cosmic Ray Conference, Rio</text:p>
      <text:p text:style-name="P1">de Janeiro 2013 The Astroparticle Physics Conference, 2013.</text:p>
      <text:p text:style-name="P1">https://arxiv.org/pdf/1309.7007.pdf</text:p>
      <text:p text:style-name="P1"/>
      <text:p text:style-name="P1">[5] Stephen Crass. ​ The IceCube Neutrino Detector at the South Pole Hits Paydirt.</text:p>
      <text:p text:style-name="P1">IEEE Spectrum, ​ 2018.</text:p>
      <text:p text:style-name="P1">https://spectrum.ieee.org/tech-talk/aerospace/astrophysics/the-icecube-neutrino-detecto</text:p>
      <text:p text:style-name="P1">r-at-the-south-pole-hits-paydirt</text:p>
      <text:p text:style-name="P1"/>
      <text:p text:style-name="P1">[6] University of Wisconsin-Madison Department of Astronomy. ​ Neutrinos!</text:p>
      <text:p text:style-name="P1">Astro.wisc.edu.</text:p>
      <text:p text:style-name="P1">http://www.astro.wisc.edu/~larson/Webpage/neutrinos.html#:~:text=Neutrinos%20are%</text:p>
      <text:p text:style-name="P1">20fundamental%20particles%20that,nuclear%20reactions%20here%20on%20earth</text:p>
      <text:p text:style-name="P2"/>
      <text:p text:style-name="P2">[7] ​ Alden L. Coke. ​ The Detection of Neutrinos in IceCube.​ ​ IceCube Masterclass.</text:p>
      <text:p text:style-name="P1">https://masterclass.icecube.wisc.edu/en/learn/detecting-neutrinos</text:p>
      <text:p text:style-name="P1"/>
      <text:p text:style-name="P1">[8] Dawn Williams. ​ Recent Results from IceCube. ​ International Journal of Modern</text:p>
      <text:p text:style-name="P1">Physics: Conference Series Vol. 46 (2018) 1860048, 2018.</text:p>
      <text:p text:style-name="P1">https://www.worldscientific.com/doi/pdf/10.1142/S201019451860048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04T13:43:59.545397547</meta:creation-date>
    <dc:date>2020-10-04T13:47:39.375035179</dc:date>
    <meta:editing-duration>PT3M40S</meta:editing-duration>
    <meta:editing-cycles>1</meta:editing-cycles>
    <meta:document-statistic meta:table-count="0" meta:image-count="0" meta:object-count="0" meta:page-count="2" meta:paragraph-count="72" meta:word-count="754" meta:character-count="5466" meta:non-whitespace-character-count="4714"/>
    <meta:generator>LibreOffice/7.0.1.2$Linux_X86_64 LibreOffice_project/00$Build-2</meta:generator>
  </office:meta>
</office:document-meta>
</file>